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out the final project and assessment: Harnessing the Power of Data in Power BI</text:h>
      <text:h text:style-name="Heading_20_2" text:outline-level="2">Introduction</text:h>
      <text:p text:style-name="Text_20_body">To conclude this <text:span text:style-name="Emphasis">Harnessing the Power of Data with Power BI </text:span>course, you’ll complete a final exercise and a graded course quiz. These assessments are designed to evaluate your knowledge and understanding of the course material and ensure you can apply what you have learned throughout the course. They will help you establish which learning objectives you have mastered, and which topics require further study before completing the course. Keep reading to learn more about the final exercise and graded quiz.</text:p>
      <text:h text:style-name="Heading_20_2" text:outline-level="2">What to expect from the final exercise</text:h>
      <text:p text:style-name="Text_20_body">In the final exercise for this course, you take on the position of data analyst assistant at Adventure Works. You are assigned various tasks as part of the initial stages of a product launch analysis. The hands-on exercise consists of practical questions regarding stakeholder identification and engagement, data source identification and evaluation, and data cleaning. The exercise should take approximately 30 minutes to complete. You will then have the opportunity to review your own work and compare it with an exemplar.</text:p>
      <text:h text:style-name="Heading_20_2" text:outline-level="2">What to expect from the final quiz</text:h>
      <text:p text:style-name="Text_20_body">The final quiz consists of 30 graded questions based exclusively on the topics you’ve covered throughout the course, so there shouldn’t be any unexpected elements in the assessment. It will take about 1 hour and 30 minutes to complete, and you need to score 80% to pass. You can take the quiz more than once if you don’t achieve this score but note that the questions will vary with each attempt. As you progress with the questions, review the feedback on your answers. Where necessary, revisit and work through the topics you feel require further attention.</text:p>
      <text:h text:style-name="Heading_20_2" text:outline-level="2">How to prepare for the final quiz </text:h>
      <text:p text:style-name="Text_20_body">This assessment will test you on the topics you covered throughout this course, including: </text:p>
      <text:list xml:id="list3889016495" text:style-name="L1">
        <text:list-item>
          <text:p text:style-name="P1">Data analysis in business and its role in informing data-driven decisions and driving successful business outcomes.</text:p>
        </text:list-item>
        <text:list-item>
          <text:p text:style-name="P1">The role of the Data Analyst, such as the required skills, tasks, and tools.</text:p>
        </text:list-item>
        <text:list-item>
          <text:p text:style-name="P1">The different stages in the data analysis process.</text:p>
        </text:list-item>
        <text:list-item>
          <text:p text:style-name="P1">Using Microsoft Power BI and related data analytics tools to perform steps in the analysis process. </text:p>
        </text:list-item>
      </text:list>
      <text:h text:style-name="Heading_20_2" text:outline-level="2"><text:soft-page-break/>Excel User Interface</text:h>
      <text:p text:style-name="Text_20_body">In this course, we use the Microsoft 365 Desktop version of Excel. Microsoft 365 releases updates on a monthly basis, incorporating new features. You might experience changes in the Excel Desktop User Interface (UI) that have taken place after the development of this training content. As a result, the screenshots in the videos, readings, or exercises might not align exactly with how you experience the UI. However, please note that these changes do not impact the functionalities of the UI. Hence, you will still be able to perform all the steps shown in that video, reading, or exercise. </text:p>
      <text:h text:style-name="Heading_20_2" text:outline-level="2">Conclusion</text:h>
      <text:p text:style-name="Text_20_body">For additional preparation, it is advisable to review the previous exercises and quizzes you completed during this course, focusing on any questions you answered incorrectly. Take note of the feedback provided and use it as guidance for the topics requiring additional attention. You may also find it beneficial to revisit any videos, readings, and exercises from this course as needed to improve your mastery of the content.</text:p>
      <text:p text:style-name="Text_20_body">Good luc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15:46:49.366401775</meta:creation-date>
    <dc:date>2023-10-30T15:47:06.471291322</dc:date>
    <meta:editing-duration>PT24S</meta:editing-duration>
    <meta:editing-cycles>1</meta:editing-cycles>
    <meta:document-statistic meta:table-count="0" meta:image-count="0" meta:object-count="0" meta:page-count="2" meta:paragraph-count="18" meta:word-count="537" meta:character-count="3280" meta:non-whitespace-character-count="2761"/>
    <meta:generator>LibreOffice/7.3.7.2$Linux_X86_64 LibreOffice_project/30$Build-2</meta:generator>
  </office:meta>
</office:document-meta>
</file>